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90228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7325a5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6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8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54296b"/>
    </style:style>
    <style:style style:name="P4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67cf41"/>
    </style:style>
    <style:style style:name="P50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5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7ec9bb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54b8ab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6321b1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64a3b5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65896f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669bf4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2de75ad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67cf41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79660e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7af379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7aff1f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7cedca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7d2085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7d7bfe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7ecefb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801402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813e7c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8307f1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85c5db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386f1ea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3899941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38a21f6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fo:color="#000000" loext:opacity="100%" style:font-name="Tahoma" fo:font-size="8pt" fo:letter-spacing="-0.016cm" fo:language="es" fo:country="ES" fo:font-weight="normal" officeooo:rsid="038b49f6" fo:background-color="transparent" loext:char-shading-value="0" style:font-size-asian="8pt" style:font-weight-asian="normal" style:font-size-complex="8pt" style:font-weight-complex="normal"/>
    </style:style>
    <style:style style:name="T43" style:family="text">
      <style:text-properties officeooo:rsid="037dfaf6"/>
    </style:style>
    <style:style style:name="T44" style:family="text">
      <style:text-properties officeooo:rsid="037ebaf1"/>
    </style:style>
    <style:style style:name="T45" style:family="text">
      <style:text-properties officeooo:rsid="037f8a99"/>
    </style:style>
    <style:style style:name="T46" style:family="text">
      <style:text-properties officeooo:rsid="03807133"/>
    </style:style>
    <style:style style:name="T47" style:family="text">
      <style:text-properties officeooo:rsid="02d74b30"/>
    </style:style>
    <style:style style:name="T48" style:family="text">
      <style:text-properties officeooo:rsid="0339ed3d"/>
    </style:style>
    <style:style style:name="T49" style:family="text">
      <style:text-properties officeooo:rsid="033b3004"/>
    </style:style>
    <style:style style:name="T50" style:family="text">
      <style:text-properties officeooo:rsid="034bbb3b"/>
    </style:style>
    <style:style style:name="T51" style:family="text">
      <style:text-properties officeooo:rsid="034c51c7"/>
    </style:style>
    <style:style style:name="T52" style:family="text">
      <style:text-properties officeooo:rsid="034fcda4"/>
    </style:style>
    <style:style style:name="T53" style:family="text">
      <style:text-properties officeooo:rsid="0369bd80"/>
    </style:style>
    <style:style style:name="T54" style:family="text">
      <style:text-properties officeooo:rsid="036a1de8"/>
    </style:style>
    <style:style style:name="T55" style:family="text">
      <style:text-properties officeooo:rsid="036ad3a1"/>
    </style:style>
    <style:style style:name="T56" style:family="text">
      <style:text-properties officeooo:rsid="036cc1ff"/>
    </style:style>
    <style:style style:name="T57" style:family="text">
      <style:text-properties officeooo:rsid="036db56c"/>
    </style:style>
    <style:style style:name="T58" style:family="text">
      <style:text-properties officeooo:rsid="03709ca8"/>
    </style:style>
    <style:style style:name="T59" style:family="text">
      <style:text-properties officeooo:rsid="0371508c"/>
    </style:style>
    <style:style style:name="T60" style:family="text">
      <style:text-properties officeooo:rsid="0371ee0d"/>
    </style:style>
    <style:style style:name="T61" style:family="text">
      <style:text-properties officeooo:rsid="037325a5"/>
    </style:style>
    <style:style style:name="T62" style:family="text">
      <style:text-properties officeooo:rsid="0376f627"/>
    </style:style>
    <style:style style:name="T63" style:family="text">
      <style:text-properties officeooo:rsid="0378aefc"/>
    </style:style>
    <style:style style:name="T64" style:family="text">
      <style:text-properties officeooo:rsid="038da959"/>
    </style:style>
    <style:style style:name="T65" style:family="text">
      <style:text-properties officeooo:rsid="038e95d5"/>
    </style:style>
    <style:style style:name="T66" style:family="text">
      <style:text-properties officeooo:rsid="03902283"/>
    </style:style>
    <style:style style:name="T67" style:family="text">
      <style:text-properties officeooo:rsid="03905191"/>
    </style:style>
    <style:style style:name="T68" style:family="text">
      <style:text-properties officeooo:rsid="03921034"/>
    </style:style>
    <style:style style:name="T69" style:family="text">
      <style:text-properties officeooo:rsid="03922a98"/>
    </style:style>
    <style:style style:name="T70" style:family="text">
      <style:text-properties officeooo:rsid="03923998"/>
    </style:style>
    <style:style style:name="T71" style:family="text">
      <style:text-properties officeooo:rsid="03930bd3"/>
    </style:style>
    <style:style style:name="T72" style:family="text">
      <style:text-properties officeooo:rsid="0393e194"/>
    </style:style>
    <style:style style:name="T73" style:family="text">
      <style:text-properties officeooo:rsid="03950a39"/>
    </style:style>
    <style:style style:name="T74" style:family="text">
      <style:text-properties officeooo:rsid="0396f374"/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select * from recetas&#10;&#9;where Comensales = (select round(avg(Comensales)) from recetas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select distinct Categoria from recetas&#10;&#9;where Valoracion &gt; (select avg(Valoracion) from recetas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select distinct Categoria, Tipo from recetas&#10;&#9;where Num_comentarios &lt; (select avg(Num_comentarios) from recetas) AND&#10;&#9;&#9;  Num_revisiones  &gt; (select avg(Num_revisiones) from recetas) AND Tipo IS NOT NULL&#10;&#9;order by Tipo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select * from recetas&#10;&#9;where Comensales &gt; (select .4 * avg(Comensales) from recetas) AND Comensales &lt; (select .6 * avg(Comensales) from recetas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select * from diamante &#10;&#9;where quilates = (select min(quilates) from diamante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select * from diamante&#10;&#9;where quilates &gt; (select avg(quilates) from diamante) AND &#10;&#9;&#9;  profundidad &lt; (select avg(profundidad) from diamante)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Select * from pasajerosTitanic&#10;&#9;where Tarifa &gt; (select avg(Tarifa) from pasajerosTitanic) AND Clase = 3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select * from pasajerosTitanic&#10;&#9;where Edad between&#10;    (select max(Edad) from pasajerosTitanic where Sobrevivió = 1 AND Clase = 3) AND&#10;    (select max(Edad) from pasajerosTitanic where Sobrevivió = 1 AND Clase = 1)&#10;    AND Sobrevivió = 1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select * from pasajerosTitanic&#10;&#9;where Edad between&#10;    (select max(Edad) from pasajerosTitanic where Sobrevivió = 1 AND Clase = 3) AND&#10;    (select max(Edad) from pasajerosTitanic where Sobrevivió = 1 AND Clase = 1)&#10;    AND Sobrevivió = 1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select * from pasajerosTitanic&#10;&#9;where edad &gt; (select avg(edad) from pasajerosTitanic where Sobrevivió = 0 AND sexo = 'female') AND&#10;&#9;&#9;  edad &lt; (select avg(edad) from pasajerosTitanic where Sobrevivió = 1 AND sexo = 'male'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select distinct nombre as 'Provincia', (select max(casos) from datosCovid) AS 'Casos' from Población&#10;&#9;where ProvinciaISO = (select ProvinciaISO from datosCovid order by casos DESC limit 1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* from población&#10;&#9;where total = (select max(total) from población where Periodo = 2020)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select * from datosCovid&#10;&#9;where ProvinciaISO = (select ProvinciaISO from población&#10;&#9;&#9;&#9;&#9;&#9;&#9;&#9;where total = (select max(total) from población where Periodo = 2020) 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select distinct nombre from población &#10;&#9;where ProvinciaISO = (select ProvinciaISO from datosCovid &#10;&#9;&#9;&#9;&#9;&#9;&#9;&#9;&#9;where pruebaDesconocida = (select max(pruebaDesconocida) from datosCovid) )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select * from diamante&#10;&#9;where profundidad &gt; (select avg(profundidad) from diamante)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select * from diamante&#10;&#9;where precio &lt; (select avg(precio) from diamante)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select nombre from ComarcasGalicia &#10;&#9;where Comarca IN ( select distinct Comarca from ConcellosGalicia&#10;&#9;&#9;&#9;&#9;&#9;&#9;&#9;where superficie &lt; (select avg(superficie) from ConcellosGalicia) )&#10;&#9;order by 1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1</text:span><text:span text:style-name="T5">.<text:tab/></text:span><text:span text:style-name="T12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<text:p text:style-name="P45"><text:span text:style-name="T13">Muestra </text:span><text:span text:style-name="T28">los diamantes </text:span><text:span text:style-name="T34">con una profundidad superior a la media</text:span><text:span text:style-name="T13">.</text:span></text:p>
      <text:p text:style-name="P16"><draw:control text:anchor-type="paragraph" draw:z-index="24" draw:name="Control 5" draw:style-name="gr1" draw:text-style-name="P50" svg:width="15.497cm" svg:height="0.856cm" svg:x="1.3cm" svg:y="0cm" draw:control="control25"/></text:p>
      <text:p text:style-name="P46"><text:span text:style-name="T13">Muestra </text:span><text:span text:style-name="T14">los </text:span><text:span text:style-name="T17">diamantes </text:span><text:span text:style-name="T35">cuyo precio sea inferior a la media</text:span><text:span text:style-name="T29">.</text:span></text:p>
      <text:p text:style-name="P19"><draw:control text:anchor-type="paragraph" draw:z-index="25" draw:name="Control 1" draw:style-name="gr1" draw:text-style-name="P50" svg:width="15.497cm" svg:height="0.856cm" svg:x="1.3cm" svg:y="0cm" draw:control="control26"/></text:p>
      <text:p text:style-name="P48"><text:span text:style-name="T18">Muestra los diamantes </text:span><text:span text:style-name="T36">que tengan el menor número de quilates</text:span><text:span text:style-name="T29">.</text:span></text:p>
      <text:p text:style-name="P15"/>
      <text:p text:style-name="P46"><draw:control text:anchor-type="paragraph" draw:z-index="5" draw:name="Control 3" draw:style-name="gr1" draw:text-style-name="P50" svg:width="15.497cm" svg:height="0.856cm" svg:x="1.3cm" svg:y="-0.333cm" draw:control="control6"/><text:span text:style-name="T13">Muestra </text:span><text:span text:style-name="T30">los diamantes </text:span><text:span text:style-name="T37">cuyos quilates superen a la media, pero su profundidad sea inferior a la media.</text:span></text:p>
      <text:p text:style-name="P14"><draw:control text:anchor-type="paragraph" draw:z-index="6" draw:name="Control 4" draw:style-name="gr1" draw:text-style-name="P50" svg:width="15.497cm" svg:height="0.856cm" svg:x="1.3cm" svg:y="0cm" draw:control="control7"/></text:p>
      <text:p text:style-name="P6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<text:p text:style-name="P46"><text:span text:style-name="T15">Muestra </text:span><text:span text:style-name="T21">las </text:span><text:span text:style-name="T31">recetas </text:span><text:span text:style-name="T38">cuyo número de comensales sea igual a la media ponderada (round) de los comensales</text:span><text:span text:style-name="T19">.</text:span></text:p>
      <text:p text:style-name="P32"><draw:control text:anchor-type="paragraph" draw:z-index="1" draw:name="Control 6" draw:style-name="gr1" draw:text-style-name="P50" svg:width="15.497cm" svg:height="0.856cm" svg:x="1.3cm" svg:y="0cm" draw:control="control2"/></text:p>
      <text:p text:style-name="P46"><text:span text:style-name="T15">Muestra </text:span><text:span text:style-name="T32">las </text:span><text:span text:style-name="T39">categorías de los alimentos cuya valoración se halle por encima de la media</text:span><text:span text:style-name="T32">.</text:span></text:p>
      <text:p text:style-name="P31"><draw:control text:anchor-type="paragraph" draw:z-index="2" draw:name="Control 7" draw:style-name="gr1" draw:text-style-name="P50" svg:width="15.497cm" svg:height="0.856cm" svg:x="1.3cm" svg:y="0cm" draw:control="control3"/></text:p>
      <text:p text:style-name="P46"><text:span text:style-name="T15">Muestra </text:span><text:span text:style-name="T32">las </text:span><text:span text:style-name="T40">categorías y el tipo de recetas cuyo número de comen</text:span><text:span text:style-name="T41">tario</text:span><text:span text:style-name="T40">s sea inferior a la media y el número de revisiones sea superior a la media y el tipo no sea Nulo</text:span><text:span text:style-name="T32">.</text:span></text:p>
      <text:p text:style-name="P30"><draw:control text:anchor-type="paragraph" draw:z-index="3" draw:name="Control 8" draw:style-name="gr1" draw:text-style-name="P50" svg:width="15.497cm" svg:height="0.856cm" svg:x="1.3cm" svg:y="0cm" draw:control="control4"/></text:p>
      <text:p text:style-name="P46"><text:span text:style-name="T16">Muestra </text:span><text:span text:style-name="T33">las recetas </text:span><text:span text:style-name="T42">cuyo número de comensales oscile entre el 40 y el 60% de la media.</text:span></text:p>
      <text:p text:style-name="P32"><draw:control text:anchor-type="paragraph" draw:z-index="4" draw:name="Control 9" draw:style-name="gr1" draw:text-style-name="P50" svg:width="15.497cm" svg:height="0.856cm" svg:x="1.3cm" svg:y="0cm" draw:control="control5"/></text:p>
      <text:p text:style-name="P11"/>
      <text:p text:style-name="P7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<text:p text:style-name="P20"><text:span text:style-name="T43">Muestra </text:span><text:span text:style-name="T62">los datos de los pasajeros </text:span><text:span text:style-name="T64">cuya Tarifa de viaje sea superior a la media y sean de Clase </text:span><text:span text:style-name="T66">3</text:span>.</text:p>
      <text:p text:style-name="P35"><draw:control text:anchor-type="paragraph" draw:z-index="7" draw:name="Control 10" draw:style-name="gr1" draw:text-style-name="P50" svg:width="15.497cm" svg:height="0.856cm" svg:x="1.3cm" svg:y="0cm" draw:control="control8"/></text:p>
      <text:p text:style-name="P21"><text:span text:style-name="T43">Muestra </text:span><text:span text:style-name="T62">los datos de los pasajeros ordenados por la tarifa descendentemente y ascendentemente por su lugar de embarque.</text:span></text:p>
      <text:p text:style-name="P30"><draw:control text:anchor-type="paragraph" draw:z-index="8" draw:name="Control 11" draw:style-name="gr1" draw:text-style-name="P50" svg:width="15.497cm" svg:height="0.856cm" svg:x="1.3cm" svg:y="0cm" draw:control="control9"/></text:p>
      <text:p text:style-name="P22"><text:span text:style-name="T43">Muestra </text:span><text:span text:style-name="T62">los datos de los pasajeros </text:span><text:span text:style-name="T65">que sobrevivieron y cuyas edades oscilan entra las edades máximas de los sobrevivientes de las Clases 1 y 3</text:span><text:span text:style-name="T62">.</text:span></text:p>
      <text:p text:style-name="P44"><draw:control text:anchor-type="paragraph" draw:z-index="9" draw:name="Control 12" draw:style-name="gr1" draw:text-style-name="P50" svg:width="15.497cm" svg:height="0.856cm" svg:x="1.3cm" svg:y="0cm" draw:control="control10"/></text:p>
      <text:p text:style-name="P21"><text:span text:style-name="T43">Muestra los </text:span><text:span text:style-name="T63">datos de los pasajeros </text:span><text:span text:style-name="T67">cuya edad oscile entre la media de las mujeres que NO sobrevivieron y la media de los hombres que sobrevivieron</text:span><text:span text:style-name="T63">.</text:span></text:p>
      <text:p text:style-name="P30"><draw:control text:anchor-type="paragraph" draw:z-index="10" draw:name="Control 13" draw:style-name="gr1" draw:text-style-name="P50" svg:width="15.497cm" svg:height="0.856cm" svg:x="1.3cm" svg:y="0cm" draw:control="control11"/></text:p>
      <text:p text:style-name="P12"/>
      <text:p text:style-name="P5"/>
      <text:p text:style-name="P10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<text:p text:style-name="P23"><text:span text:style-name="T44">Muestra </text:span><text:span text:style-name="T68">el nombre y el número de casos de la provincia con mayor número de casos.</text:span></text:p>
      <text:p text:style-name="P36"><draw:control text:anchor-type="paragraph" draw:z-index="11" draw:name="Control 14" draw:style-name="gr1" draw:text-style-name="P50" svg:width="15.497cm" svg:height="0.856cm" svg:x="1.3cm" svg:y="0cm" draw:control="control12"/></text:p>
      <text:p text:style-name="P24"><text:span text:style-name="T44">Muestra </text:span><text:span text:style-name="T60">los datos del Covid ordenados descendentemente por el número de casos y ascendentemente por el resultado de la prueba de Ant</text:span><text:span text:style-name="T61">ígenos</text:span><text:span text:style-name="T50">.</text:span></text:p>
      <text:p text:style-name="P33"><draw:control text:anchor-type="paragraph" draw:z-index="12" draw:name="Control 15" draw:style-name="gr1" draw:text-style-name="P50" svg:width="15.497cm" svg:height="0.856cm" svg:x="1.3cm" svg:y="0cm" draw:control="control13"/></text:p>
      <text:p text:style-name="P21"><text:span text:style-name="T44">Muestra </text:span><text:span text:style-name="T51">los </text:span><text:span text:style-name="T61">datos del Covid </text:span><text:span text:style-name="T69">de la provincia con mayor población de cualquier sexo en 2020.</text:span></text:p>
      <text:p text:style-name="P33"><draw:control text:anchor-type="paragraph" draw:z-index="13" draw:name="Control 16" draw:style-name="gr1" draw:text-style-name="P50" svg:width="15.497cm" svg:height="0.856cm" svg:x="1.3cm" svg:y="0cm" draw:control="control14"/></text:p>
      <text:p text:style-name="P25">Muestra <text:span text:style-name="T70">el nombre de la provincia que haya realizado el mayor número de pruebasDesconocidas.</text:span></text:p>
      <text:p text:style-name="P36"><draw:control text:anchor-type="paragraph" draw:z-index="14" draw:name="Control 17" draw:style-name="gr1" draw:text-style-name="P50" svg:width="15.497cm" svg:height="0.856cm" svg:x="1.3cm" svg:y="0cm" draw:control="control15"/></text:p>
      <text:p text:style-name="P13"/>
      <text:p text:style-name="P9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<text:p text:style-name="P26"><text:span text:style-name="T45">Muestr</text:span><text:span text:style-name="T48">a</text:span><text:span text:style-name="T45"> </text:span><text:span text:style-name="T56">el nombre de las Comarcas de Galicia </text:span><text:span text:style-name="T71">cuyos Concellos </text:span><text:span text:style-name="T72">tengan una superficie inferior a la media, </text:span><text:span text:style-name="T73">ordenados alfabéticamente</text:span><text:span text:style-name="T71">.</text:span></text:p>
      <text:p text:style-name="P37"><draw:control text:anchor-type="paragraph" draw:z-index="26" draw:name="Control 18" draw:style-name="gr1" draw:text-style-name="P50" svg:width="15.497cm" svg:height="0.856cm" svg:x="1.3cm" svg:y="0cm" draw:control="control27"/></text:p>
      <text:p text:style-name="P27"><text:span text:style-name="T52">Muestra </text:span><text:span text:style-name="T74">los Concellos de Galicia con menor población de galicia en 2022</text:span>.</text:p>
      <text:p text:style-name="P38"><draw:control text:anchor-type="paragraph" draw:z-index="27" draw:name="Control 19" draw:style-name="gr1" draw:text-style-name="P50" svg:width="15.497cm" svg:height="0.856cm" svg:x="1.3cm" svg:y="0cm" draw:control="control28"/></text:p>
      <text:p text:style-name="P28"><text:span text:style-name="T46">Muestra los datos de </text:span><text:span text:style-name="T52">los Concellos de Galicia </text:span><text:span text:style-name="T58">ordenados descendentemente por Comarca y asce</text:span><text:span text:style-name="T59">n</text:span><text:span text:style-name="T58">dentemente por superficie</text:span><text:span text:style-name="T52">.</text:span></text:p>
      <text:p text:style-name="P38"><draw:control text:anchor-type="paragraph" draw:z-index="28" draw:name="Control 20" draw:style-name="gr1" draw:text-style-name="P50" svg:width="15.497cm" svg:height="0.856cm" svg:x="1.3cm" svg:y="0cm" draw:control="control29"/></text:p>
      <text:p text:style-name="P29"><text:span text:style-name="T46">Muestra los datos de </text:span><text:span text:style-name="T59">las poblaciones de Galicia ordenadas descendentemente por el número de mujeres y ascendentemente por el de hombres</text:span>.</text:p>
      <text:p text:style-name="P39"><draw:control text:anchor-type="paragraph" draw:z-index="15" draw:name="Control 21" draw:style-name="gr1" draw:text-style-name="P50" svg:width="15.497cm" svg:height="0.856cm" svg:x="1.3cm" svg:y="0cm" draw:control="control16"/></text:p>
      <text:p text:style-name="P4"/>
      <text:p text:style-name="P4"/>
      <text:p text:style-name="P8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<text:p text:style-name="P17"><text:span text:style-name="T47">Muestra </text:span><text:span text:style-name="T53">los datos de los jugadores ordenados por procedencia descendentemente y ascendentemente por su nombre.</text:span></text:p>
      <text:p text:style-name="P34"><draw:control text:anchor-type="paragraph" draw:z-index="16" draw:name="Control 22" draw:style-name="gr1" draw:text-style-name="P50" svg:width="15.497cm" svg:height="0.856cm" svg:x="1.3cm" svg:y="0cm" draw:control="control17"/></text:p>
      <text:p text:style-name="P17"><text:span text:style-name="T49">Muestra </text:span><text:span text:style-name="T53">los datos de los jugadores ordenados por su peso.</text:span></text:p>
      <text:p text:style-name="P34"><draw:control text:anchor-type="paragraph" draw:z-index="17" draw:name="Control 23" draw:style-name="gr1" draw:text-style-name="P50" svg:width="15.497cm" svg:height="0.856cm" svg:x="1.3cm" svg:y="0cm" draw:control="control18"/></text:p>
      <text:p text:style-name="P17">Muestra <text:span text:style-name="T54">los datos estadísticos ordenados en forma descendente en función de los puntos por partido.</text:span></text:p>
      <text:p text:style-name="P34"><draw:control text:anchor-type="paragraph" draw:z-index="18" draw:name="Control 24" draw:style-name="gr1" draw:text-style-name="P50" svg:width="15.497cm" svg:height="0.856cm" svg:x="1.3cm" svg:y="0cm" draw:control="control19"/></text:p>
      <text:p text:style-name="P17">Muestra <text:span text:style-name="T55">los datos de los partidos ordenados en forma descendentemente según los puntos del equipo loca y también del visitante</text:span><text:span text:style-name="T49">.</text:span></text:p>
      <text:p text:style-name="P34"><draw:control text:anchor-type="paragraph" draw:z-index="19" draw:name="Control 25" draw:style-name="gr1" draw:text-style-name="P50" svg:width="15.497cm" svg:height="0.856cm" svg:x="1.3cm" svg:y="0cm" draw:control="control20"/></text:p>
      <text:p text:style-name="P3"/>
      <text:p text:style-name="P6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<text:p text:style-name="P47"><text:span text:style-name="T13">Muestra </text:span><text:span text:style-name="T22">e</text:span><text:span text:style-name="T20">l nombre y el teléfono de los clientes </text:span><text:span text:style-name="T23">ordenados ascendentemente po</text:span><text:span text:style-name="T24">r</text:span><text:span text:style-name="T23"> nombre y descendentemente por teléfono</text:span><text:span text:style-name="T13">.</text:span></text:p>
      <text:p text:style-name="P40"><draw:control text:anchor-type="paragraph" draw:z-index="20" draw:name="Control 26" draw:style-name="gr1" draw:text-style-name="P50" svg:width="15.497cm" svg:height="0.856cm" svg:x="1.3cm" svg:y="0cm" draw:control="control21"/></text:p>
      <text:p text:style-name="P47"><text:span text:style-name="T13">Muestra </text:span><text:span text:style-name="T25">la información de las </text:span><text:span text:style-name="T20">oficinas </text:span><text:span text:style-name="T25">ordenadas ascendentemente por país y descendentemente por ciudad.</text:span><text:span text:style-name="T13">.</text:span></text:p>
      <text:p text:style-name="P43"><draw:control text:anchor-type="paragraph" draw:z-index="21" draw:name="Control 27" draw:style-name="gr1" draw:text-style-name="P50" svg:width="15.497cm" svg:height="0.856cm" svg:x="1.3cm" svg:y="0cm" draw:control="control22"/></text:p>
      <text:p text:style-name="P49"><text:span text:style-name="T13">Muestra </text:span><text:span text:style-name="T26">nombre, apellidos, email y puesto de trabajo de los empleados ordenados descendentemente en función de su email.</text:span></text:p>
      <text:p text:style-name="P41"><draw:control text:anchor-type="paragraph" draw:z-index="22" draw:name="Control 28" draw:style-name="gr1" draw:text-style-name="P50" svg:width="15.497cm" svg:height="0.856cm" svg:x="1.3cm" svg:y="0cm" draw:control="control23"/></text:p>
      <text:p text:style-name="P49"><text:span text:style-name="T13">Muestra </text:span><text:span text:style-name="T27">los </text:span><text:span text:style-name="T26">detalles de los pagos realizados ordenados descendentemente por su fecha de pago y ascendentemente por el total.</text:span></text:p>
      <text:p text:style-name="P42"><draw:control text:anchor-type="paragraph" draw:z-index="23" draw:name="Control 29" draw:style-name="gr1" draw:text-style-name="P50" svg:width="15.497cm" svg:height="0.856cm" svg:x="1.3cm" svg:y="0cm" draw:control="control24"/></text:p>
      <text:p text:style-name="P18"><draw:control text:anchor-type="paragraph" draw:z-index="0" draw:name="Control 2" draw:style-name="gr2" draw:text-style-name="P51" svg:width="0.092cm" svg:height="0.018cm" svg:x="6.828cm" svg:y="1.034cm" draw:control="control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7ec9bb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/text:span><text:span text:style-name="MT2">12</text:span><text:span text:style-name="MT1">.<text:tab/></text:span><text:span text:style-name="MT3">R</text:span><text:span text:style-name="MT4">ealización de </text:span><text:span text:style-name="MT2">subconsultas de comparación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31T11:10:40.919000000</meta:creation-date>
    <dc:date>2023-03-02T12:01:05.108000000</dc:date>
    <meta:editing-duration>P2DT11H30M58S</meta:editing-duration>
    <meta:editing-cycles>721</meta:editing-cycles>
    <meta:generator>LibreOffice/7.4.5.1$Windows_X86_64 LibreOffice_project/9c0871452b3918c1019dde9bfac75448afc4b57f</meta:generator>
    <meta:document-statistic meta:table-count="0" meta:image-count="0" meta:object-count="0" meta:page-count="3" meta:paragraph-count="36" meta:word-count="541" meta:character-count="3269" meta:non-whitespace-character-count="2763"/>
  </office:meta>
</office:document-meta>
</file>